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urier New2" svg:font-family="'Courier New'"/>
    <style:font-face style:name="Menlo" svg:font-family="Menlo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3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4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5" style:family="paragraph" style:parent-style-name="Standard">
      <style:paragraph-properties loext:contextual-spacing="false" fo:margin-top="0.212cm" fo:margin-bottom="0.212cm" fo:line-height="100%" fo:text-align="start" style:justify-single-word="false" fo:break-before="page" fo:background-color="#f5f2f0" fo:padding="0.423cm" fo:border="0.026cm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6" style:family="paragraph" style:parent-style-name="Standard">
      <style:paragraph-properties loext:contextual-spacing="false" fo:margin-top="0.212cm" fo:margin-bottom="0.212cm" fo:line-height="100%" fo:text-align="start" style:justify-single-word="false" fo:background-color="#f5f2f0" fo:padding="0.423cm" fo:border="0.026cm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7" style:family="paragraph" style:parent-style-name="Standard">
      <style:paragraph-properties loext:contextual-spacing="false" fo:margin-top="0.212cm" fo:margin-bottom="0.212cm" fo:line-height="100%" fo:text-align="start" style:justify-single-word="false" fo:background-color="#f5f2f0" fo:padding="0.423cm" fo:border="0.026cm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999999" style:font-name="Consolas" fo:font-size="10pt" style:font-name-asian="Times New Roman" style:font-size-asian="10pt" style:language-asian="es" style:country-asian="CL" style:font-name-complex="Courier New4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Courier New2"/>
    </style:style>
    <style:style style:name="P9" style:family="paragraph" style:parent-style-name="Preformatted_20_Text">
      <style:paragraph-properties fo:text-align="start" style:justify-single-word="false"/>
    </style:style>
    <style:style style:name="P10" style:family="paragraph" style:parent-style-name="Preformatted_20_Text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11" style:family="paragraph" style:parent-style-name="Preformatted_20_Text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12" style:family="paragraph" style:parent-style-name="Text_20_body">
      <style:text-properties style:font-name="Courier New3" fo:font-size="8pt" style:font-size-asian="8pt" style:font-size-complex="8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Standard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77aa" style:font-name="Consolas" fo:font-size="10pt" style:font-name-asian="Times New Roman" style:font-size-asian="10pt" style:language-asian="es" style:country-asian="CL" style:font-name-complex="Courier New4" style:font-size-complex="10pt"/>
    </style:style>
    <style:style style:name="T4" style:family="text">
      <style:text-properties fo:color="#000000" style:font-name="Consolas" fo:font-size="10pt" style:font-name-asian="Times New Roman" style:font-size-asian="10pt" style:language-asian="es" style:country-asian="CL" style:font-name-complex="Courier New4" style:font-size-complex="10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999999" style:font-name="Consolas" fo:font-size="10pt" style:font-name-asian="Times New Roman" style:font-size-asian="10pt" style:language-asian="es" style:country-asian="CL" style:font-name-complex="Courier New4" style:font-size-complex="10pt"/>
    </style:style>
    <style:style style:name="T8" style:family="text">
      <style:text-properties fo:color="#990055" style:font-name="Consolas" fo:font-size="10pt" style:font-name-asian="Times New Roman" style:font-size-asian="10pt" style:language-asian="es" style:country-asian="CL" style:font-name-complex="Courier New4" style:font-size-complex="10pt"/>
    </style:style>
    <style:style style:name="T9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80" style:font-name="Menlo" fo:font-weight="bold"/>
    </style:style>
    <style:style style:name="T11" style:family="text">
      <style:text-properties fo:color="#000080" fo:font-weight="bold"/>
    </style:style>
    <style:style style:name="T12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3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660e7a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660e7a" style:font-name="Menlo" fo:font-weight="bold"/>
    </style:style>
    <style:style style:name="T16" style:family="text">
      <style:text-properties fo:color="#660e7a" style:font-name="Menlo" fo:font-style="italic"/>
    </style:style>
    <style:style style:name="T17" style:family="text">
      <style:text-properties fo:color="#660e7a" fo:font-weight="bold"/>
    </style:style>
    <style:style style:name="T18" style:family="text">
      <style:text-properties fo:color="#660e7a" fo:font-style="italic"/>
    </style:style>
    <style:style style:name="T19" style:family="text">
      <style:text-properties fo:color="#0000ff"/>
    </style:style>
    <style:style style:name="T20" style:family="text">
      <style:text-properties fo:color="#0000ff" fo:font-size="8pt" style:font-size-asian="8pt" style:font-size-complex="8pt"/>
    </style:style>
    <style:style style:name="T21" style:family="text">
      <style:text-properties fo:color="#0000ff" style:font-name="Menlo"/>
    </style:style>
    <style:style style:name="T22" style:family="text">
      <style:text-properties fo:color="#808000" fo:font-size="8pt" style:font-size-asian="8pt" style:font-size-complex="8pt"/>
    </style:style>
    <style:style style:name="T23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2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5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loext:padding="0cm" loext:border="none"/>
    </style:style>
    <style:style style:name="T26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27" style:family="text">
      <style:text-properties fo:font-variant="normal" fo:text-transform="none" fo:color="#303336" style:font-name="Courier New1" fo:font-size="8pt" fo:letter-spacing="normal" fo:font-style="normal" fo:font-weight="normal" fo:background-color="#eff0f1" style:font-size-asian="8pt" style:font-size-complex="8pt" loext:char-shading-value="0" loext:padding="0cm" loext:border="none"/>
    </style:style>
    <style:style style:name="T28" style:family="text">
      <style:text-properties fo:font-variant="normal" fo:text-transform="none" fo:color="#303336" style:font-name="Courier New1" fo:font-size="8pt" fo:letter-spacing="normal" fo:background-color="#eff0f1" style:font-size-asian="8pt" style:font-size-complex="8pt" loext:char-shading-value="0" loext:padding="0cm" loext:border="none"/>
    </style:style>
    <style:style style:name="T29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30" style:family="text">
      <style:text-properties fo:font-variant="normal" fo:text-transform="none" fo:color="#2b91af" style:font-name="Courier New1" fo:font-size="8pt" fo:letter-spacing="normal" fo:font-style="normal" fo:font-weight="normal" fo:background-color="#eff0f1" style:font-size-asian="8pt" style:font-size-complex="8pt" loext:char-shading-value="0" loext:padding="0cm" loext:border="none"/>
    </style:style>
    <style:style style:name="T31" style:family="text">
      <style:text-properties fo:font-variant="normal" fo:text-transform="none" fo:color="#858c93" style:font-name="Courier New1" fo:font-size="8pt" fo:letter-spacing="normal" fo:font-style="normal" fo:font-weight="normal" fo:background-color="#eff0f1" style:font-size-asian="8pt" style:font-size-complex="8pt" loext:char-shading-value="0" loext:padding="0cm" loext:border="none"/>
    </style:style>
    <style:style style:name="T32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3" style:family="text">
      <style:text-properties style:font-name="Menlo"/>
    </style:style>
    <style:style style:name="T34" style:family="text">
      <style:text-properties style:font-name="Menlo" fo:font-style="italic"/>
    </style:style>
    <style:style style:name="T35" style:family="text">
      <style:text-properties fo:font-style="italic"/>
    </style:style>
    <style:style style:name="T36" style:family="text">
      <style:text-properties fo:color="#808080"/>
    </style:style>
    <style:style style:name="T37" style:family="text">
      <style:text-properties fo:color="#808080" style:font-name="Menlo" fo:font-style="italic"/>
    </style:style>
    <style:style style:name="T38" style:family="text">
      <style:text-properties fo:color="#80808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82827732361961372" text:style-name="Outline">
        <text:list-item>
          <text:h text:style-name="P13" text:outline-level="1">Theme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Para compartir colores y fuentes en nuestra aplicación</text:p>
      <text:p text:style-name="Standard"/>
      <text:p text:style-name="Standard">F.Creación: 3-5-2018</text:p>
      <text:p text:style-name="Standard"/>
      <text:p text:style-name="P2">Programa:</text:p>
      <text:p text:style-name="P2"/>
      <text:p text:style-name="P2">Fuente:<text:tab/><text:tab/><text:a xlink:type="simple" xlink:href="https://startflutter.com/" text:style-name="Internet_20_link" text:visited-style-name="Visited_20_Internet_20_Link">Link de donde es posible bajar <text:s/>temas</text:a><text:tab/></text:p>
      <text:p text:style-name="P2"><text:tab/><text:tab/><text:tab/><text:a xlink:type="simple" xlink:href="https://flutter.io/cookbook/design/themes/" text:style-name="Internet_20_link" text:visited-style-name="Visited_20_Internet_20_Link">Oficial</text:a></text:p>
      <text:p text:style-name="P2"><text:tab/><text:tab/><text:tab/><text:a xlink:type="simple" xlink:href="https://docs.flutter.io/flutter/material/ThemeData/ThemeData.html" text:style-name="Internet_20_link" text:visited-style-name="Visited_20_Internet_20_Link">Sus parámetros</text:a></text:p>
      <text:p text:style-name="P2"><text:a xlink:type="simple" xlink:href="https://flutter.io/cookbook/design/themes/" text:style-name="Internet_20_link" text:visited-style-name="Visited_20_Internet_20_Link"/></text:p>
      <text:p text:style-name="P5"><text:span text:style-name="T3">new</text:span><text:span text:style-name="T4"> MaterialApp</text:span><text:span text:style-name="T7">(</text:span></text:p>
      <text:p text:style-name="P6"><text:span text:style-name="T4"><text:s text:c="2"/>title</text:span><text:span text:style-name="T7">:</text:span><text:span text:style-name="T4"> title</text:span><text:span text:style-name="T7">,</text:span></text:p>
      <text:p text:style-name="P6"><text:span text:style-name="T4"><text:s text:c="2"/>theme</text:span><text:span text:style-name="T7">:</text:span><text:span text:style-name="T4"> </text:span><text:span text:style-name="T3">new</text:span><text:span text:style-name="T4"> ThemeData</text:span><text:span text:style-name="T7">(</text:span></text:p>
      <text:p text:style-name="P6"><text:span text:style-name="T4"><text:s text:c="4"/>brightness</text:span><text:span text:style-name="T7">:</text:span><text:span text:style-name="T4"> Brightness</text:span><text:span text:style-name="T7">.</text:span><text:span text:style-name="T4">dark</text:span><text:span text:style-name="T7">,</text:span></text:p>
      <text:p text:style-name="P6"><text:span text:style-name="T4"><text:s text:c="4"/>primaryColor</text:span><text:span text:style-name="T7">:</text:span><text:span text:style-name="T4"> Colors</text:span><text:span text:style-name="T7">.</text:span><text:span text:style-name="T4">lightBlue</text:span><text:span text:style-name="T7">[</text:span><text:span text:style-name="T8">800</text:span><text:span text:style-name="T7">],</text:span></text:p>
      <text:p text:style-name="P6"><text:span text:style-name="T4"><text:s text:c="4"/>accentColor</text:span><text:span text:style-name="T7">:</text:span><text:span text:style-name="T4"> Colors</text:span><text:span text:style-name="T7">.</text:span><text:span text:style-name="T4">cyan</text:span><text:span text:style-name="T7">[</text:span><text:span text:style-name="T8">600</text:span><text:span text:style-name="T7">],</text:span></text:p>
      <text:p text:style-name="P6"><text:span text:style-name="T4"><text:s text:c="2"/></text:span><text:span text:style-name="T7">),</text:span></text:p>
      <text:p text:style-name="P7">);</text:p>
      <text:list xml:id="list433489108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Cambio de contexto</text:h>
            </text:list-item>
          </text:list>
        </text:list-item>
      </text:list>
      <text:p text:style-name="P1"><text:span text:style-name="T9">final </text:span><text:span text:style-name="T5">ThemeData kIOSTheme = </text:span><text:span text:style-name="T9">new </text:span><text:span text:style-name="T5">ThemeData(<text:line-break/> <text:s/>primarySwatch: Colors.</text:span><text:span text:style-name="T12">orange</text:span><text:span text:style-name="T5">,<text:line-break/> <text:s/>primaryColor: Colors.</text:span><text:span text:style-name="T12">grey</text:span><text:span text:style-name="T5">[</text:span><text:span text:style-name="T20">100</text:span><text:span text:style-name="T5">],<text:line-break/> <text:s/>primaryColorBrightness: Brightness.</text:span><text:span text:style-name="T13">light</text:span><text:span text:style-name="T5">,<text:line-break/>);<text:line-break/><text:line-break/></text:span><text:span text:style-name="T9">final </text:span><text:span text:style-name="T5">ThemeData kDefaultTheme = </text:span><text:span text:style-name="T9">new </text:span><text:span text:style-name="T5">ThemeData(<text:line-break/> <text:s/>primarySwatch: Colors.</text:span><text:span text:style-name="T12">purple</text:span><text:span text:style-name="T5">,<text:line-break/> <text:s/>accentColor: Colors.</text:span><text:span text:style-name="T12">orangeAccent</text:span><text:span text:style-name="T5">[</text:span><text:span text:style-name="T20">400</text:span><text:span text:style-name="T5">],<text:line-break/>);</text:span></text:p>
      <text:p text:style-name="P3"/>
      <text:p text:style-name="P1"><text:span text:style-name="T9">class </text:span><text:span text:style-name="T5">FriendlychatApp </text:span><text:span text:style-name="T9">extends </text:span><text:span text:style-name="T5">StatelessWidget {<text:line-break/> <text:s/></text:span><text:span text:style-name="T22">@override<text:line-break/> <text:s/></text:span><text:span text:style-name="T5">Widget build(BuildContext context) {<text:line-break/> <text:s text:c="3"/></text:span><text:span text:style-name="T9">return new </text:span><text:span text:style-name="T5">MaterialApp(<text:line-break/> <text:s text:c="5"/>title: </text:span><text:span text:style-name="T23">"Friendlychat"</text:span><text:span text:style-name="T5">,<text:line-break/> <text:s text:c="5"/>theme: </text:span><text:bookmark-start text:name="_GoBack"/><text:span text:style-name="T6">defaultTargetPlatform == TargetPlatform.</text:span><text:span text:style-name="T14">iOS<text:line-break/></text:span><text:bookmark-end text:name="_GoBack"/><text:span text:style-name="T13"> <text:s text:c="9"/></text:span><text:span text:style-name="T5">? kIOSTheme<text:line-break/> <text:s text:c="9"/>: kDefaultTheme,<text:line-break/> <text:s text:c="5"/>home: </text:span><text:span text:style-name="T9">new </text:span><text:span text:style-name="T5">ChatScreen(),<text:line-break/> <text:s text:c="3"/>);<text:line-break/> <text:s/>}<text:line-break/>}</text:span></text:p>
      <text:p text:style-name="P3"/>
      <text:p text:style-name="P8"/>
      <text:p text:style-name="P8">ThemeData.dark()</text:p>
      <text:p text:style-name="P2"/>
      <text:p text:style-name="P2"/>
      <text:p text:style-name="P9"><text:span text:style-name="Source_20_Text"><text:span text:style-name="T27">theme: </text:span></text:span><text:span text:style-name="Source_20_Text"><text:span text:style-name="T30">ThemeData</text:span></text:span><text:span text:style-name="Source_20_Text"><text:span text:style-name="T27">(</text:span></text:span></text:p>
      <text:p text:style-name="P11"><text:span text:style-name="Source_20_Text"><text:span text:style-name="T28"><text:s text:c="4"/></text:span></text:span><text:span text:style-name="Source_20_Text"><text:span text:style-name="T27">textTheme: </text:span></text:span><text:span text:style-name="Source_20_Text"><text:span text:style-name="T30">Theme</text:span></text:span><text:span text:style-name="Source_20_Text"><text:span text:style-name="T27">.of(context).textTheme.copyWith(</text:span></text:span></text:p>
      <text:p text:style-name="P11"><text:span text:style-name="Source_20_Text"><text:span text:style-name="T28"><text:s text:c="10"/></text:span></text:span><text:span text:style-name="Source_20_Text"><text:span text:style-name="T27">body1:</text:span></text:span></text:p>
      <text:p text:style-name="P11"><text:span text:style-name="Source_20_Text"><text:span text:style-name="T28"><text:s text:c="14"/></text:span></text:span><text:span text:style-name="Source_20_Text"><text:span text:style-name="T30">Theme</text:span></text:span><text:span text:style-name="Source_20_Text"><text:span text:style-name="T27">.of(context).textTheme.body1.apply(color: </text:span></text:span><text:span text:style-name="Source_20_Text"><text:span text:style-name="T30">Colors</text:span></text:span><text:span text:style-name="Source_20_Text"><text:span text:style-name="T27">.pink),</text:span></text:span></text:p>
      <text:p text:style-name="P11"><text:span text:style-name="Source_20_Text"><text:span text:style-name="T28"><text:s text:c="10"/></text:span></text:span><text:span text:style-name="Source_20_Text"><text:span text:style-name="T27">body2:</text:span></text:span></text:p>
      <text:p text:style-name="P11"><text:span text:style-name="Source_20_Text"><text:span text:style-name="T28"><text:s text:c="14"/></text:span></text:span><text:span text:style-name="Source_20_Text"><text:span text:style-name="T30">Theme</text:span></text:span><text:span text:style-name="Source_20_Text"><text:span text:style-name="T27">.of(context).textTheme.body2.apply(color: </text:span></text:span><text:span text:style-name="Source_20_Text"><text:span text:style-name="T30">Colors</text:span></text:span><text:span text:style-name="Source_20_Text"><text:span text:style-name="T27">.pink),</text:span></text:span></text:p>
      <text:p text:style-name="P11"><text:span text:style-name="Source_20_Text"><text:span text:style-name="T28"><text:s text:c="10"/></text:span></text:span><text:span text:style-name="Source_20_Text"><text:span text:style-name="T27">display1:</text:span></text:span></text:p>
      <text:p text:style-name="P11"><text:span text:style-name="Source_20_Text"><text:span text:style-name="T28"><text:s text:c="14"/></text:span></text:span><text:span text:style-name="Source_20_Text"><text:span text:style-name="T30">Theme</text:span></text:span><text:span text:style-name="Source_20_Text"><text:span text:style-name="T27">.of(context).textTheme.display1.apply(color: </text:span></text:span><text:span text:style-name="Source_20_Text"><text:span text:style-name="T30">Colors</text:span></text:span><text:span text:style-name="Source_20_Text"><text:span text:style-name="T27">.pink),</text:span></text:span></text:p>
      <text:p text:style-name="P11"><text:span text:style-name="Source_20_Text"><text:span text:style-name="T28"><text:s text:c="10"/></text:span></text:span><text:span text:style-name="Source_20_Text"><text:span text:style-name="T27">display2:</text:span></text:span></text:p>
      <text:p text:style-name="P11"><text:span text:style-name="Source_20_Text"><text:span text:style-name="T28"><text:s text:c="14"/></text:span></text:span><text:span text:style-name="Source_20_Text"><text:span text:style-name="T30">Theme</text:span></text:span><text:span text:style-name="Source_20_Text"><text:span text:style-name="T27">.of(context).textTheme.display2.apply(color: </text:span></text:span><text:span text:style-name="Source_20_Text"><text:span text:style-name="T30">Colors</text:span></text:span><text:span text:style-name="Source_20_Text"><text:span text:style-name="T27">.pink),</text:span></text:span></text:p>
      <text:p text:style-name="P11"><text:span text:style-name="Source_20_Text"><text:span text:style-name="T28"><text:s text:c="10"/></text:span></text:span><text:span text:style-name="Source_20_Text"><text:span text:style-name="T27">... </text:span></text:span><text:span text:style-name="Source_20_Text"><text:span text:style-name="T31">// and so on</text:span></text:span></text:p>
      <text:p text:style-name="P11"><text:span text:style-name="Source_20_Text"><text:span text:style-name="T28"><text:s text:c="8"/></text:span></text:span><text:span text:style-name="Source_20_Text"><text:span text:style-name="T27">),</text:span></text:span></text:p>
      <text:p text:style-name="P11"><text:span text:style-name="Source_20_Text"><text:span text:style-name="T28"><text:s text:c="4"/></text:span></text:span><text:span text:style-name="Source_20_Text"><text:span text:style-name="T27">),</text:span></text:span></text:p>
      <text:p text:style-name="P11"><text:span text:style-name="Source_20_Text"><text:span text:style-name="T27">),</text:span></text:span></text:p>
      <text:p text:style-name="P4"><text:soft-page-break/></text:p>
      <text:p text:style-name="P4"/>
      <text:p text:style-name="P10"><text:span text:style-name="Source_20_Text"><text:span text:style-name="T32">final</text:span></text:span><text:span text:style-name="Source_20_Text"><text:span text:style-name="T25"> </text:span></text:span><text:span text:style-name="Source_20_Text"><text:span text:style-name="T24">newTextTheme =</text:span></text:span><text:span text:style-name="Source_20_Text"><text:span text:style-name="T25"> </text:span></text:span><text:span text:style-name="Source_20_Text"><text:span text:style-name="T29">Theme</text:span></text:span><text:span text:style-name="Source_20_Text"><text:span text:style-name="T24">.of(context).textTheme.apply(</text:span></text:span></text:p>
      <text:p text:style-name="P11"><text:span text:style-name="Source_20_Text"><text:span text:style-name="T26"><text:s text:c="2"/></text:span></text:span><text:span text:style-name="Source_20_Text"><text:span text:style-name="T24">bodyColor:</text:span></text:span><text:span text:style-name="Source_20_Text"><text:span text:style-name="T25"> </text:span></text:span><text:span text:style-name="Source_20_Text"><text:span text:style-name="T29">Colors</text:span></text:span><text:span text:style-name="Source_20_Text"><text:span text:style-name="T24">.pink,</text:span></text:span></text:p>
      <text:p text:style-name="P11"><text:span text:style-name="Source_20_Text"><text:span text:style-name="T26"><text:s text:c="2"/></text:span></text:span><text:span text:style-name="Source_20_Text"><text:span text:style-name="T24">displayColor:</text:span></text:span><text:span text:style-name="Source_20_Text"><text:span text:style-name="T25"> </text:span></text:span><text:span text:style-name="Source_20_Text"><text:span text:style-name="T29">Colors</text:span></text:span><text:span text:style-name="Source_20_Text"><text:span text:style-name="T24">.pink,</text:span></text:span></text:p>
      <text:p text:style-name="P11"><text:span text:style-name="Source_20_Text"><text:span text:style-name="T24">);</text:span></text:span></text:p>
      <text:p text:style-name="P4"/>
      <text:p text:style-name="P4"/>
      <text:p text:style-name="P12">Widget fabCalendario() {</text:p>
      <text:p text:style-name="P12"><text:s text:c="2"/><text:span text:style-name="T11">return </text:span>Theme(</text:p>
      <text:p text:style-name="P12"><text:s text:c="4"/>data: Theme.<text:span text:style-name="T35">of</text:span>(<text:span text:style-name="T17">context</text:span>).copyWith(</text:p>
      <text:p text:style-name="P12"><text:s text:c="6"/>brightness: Brightness.<text:span text:style-name="T17">light</text:span>,</text:p>
      <text:p text:style-name="P12"><text:s text:c="6"/><text:span text:style-name="T38">//primaryColor: Colors.red,</text:span></text:p>
      <text:p text:style-name="P12"><text:span text:style-name="T36"><text:s text:c="6"/></text:span>accentColor: Colors.<text:span text:style-name="T18">red</text:span>,</text:p>
      <text:p text:style-name="P12"><text:s text:c="6"/>backgroundColor: Colors.<text:span text:style-name="T18">redAccent</text:span>,</text:p>
      <text:p text:style-name="P12"><text:s text:c="6"/>textTheme: TextTheme(</text:p>
      <text:p text:style-name="P12"><text:s text:c="8"/>headline: TextStyle(fontSize: <text:span text:style-name="T19">72.0</text:span>, fontWeight: FontWeight.<text:span text:style-name="T18">bold</text:span>,color: Colors.<text:span text:style-name="T18">red</text:span>),</text:p>
      <text:p text:style-name="P12"><text:s text:c="8"/>title: TextStyle(fontSize: <text:span text:style-name="T19">40.0</text:span>, fontStyle: FontStyle.<text:span text:style-name="T17">italic</text:span>,color: Colors.<text:span text:style-name="T18">green</text:span>),</text:p>
      <text:p text:style-name="P12"><text:s text:c="8"/>body1: TextStyle(fontSize: <text:span text:style-name="T19">30.0</text:span>,color: Colors.<text:span text:style-name="T18">black</text:span>),</text:p>
      <text:p text:style-name="P12"><text:s text:c="8"/>display3: TextStyle(fontSize: <text:span text:style-name="T19">21.0</text:span>,color: Colors.<text:span text:style-name="T18">brown</text:span>),</text:p>
      <text:p text:style-name="P12"><text:s text:c="8"/>display4: TextStyle(fontSize: <text:span text:style-name="T19">21.0</text:span>,color: Colors.<text:span text:style-name="T18">amber</text:span>),</text:p>
      <text:p text:style-name="P12"><text:s text:c="6"/>),</text:p>
      <text:p text:style-name="P12"><text:s text:c="4"/>),</text:p>
      <text:p text:style-name="P12"><text:s text:c="4"/>child: <text:span text:style-name="T11">new </text:span>Builder(</text:p>
      <text:p text:style-name="P12"><text:s text:c="6"/>builder: (context) =&gt; <text:span text:style-name="T11">new </text:span>RaisedButton(</text:p>
      <text:p text:style-name="P12"><text:s text:c="12"/>child: <text:span text:style-name="T11">new </text:span>Icon(Icons.<text:span text:style-name="T18">date_range</text:span>),</text:p>
      <text:p text:style-name="P12"><text:s text:c="12"/>onPressed: () =&gt; showDatePicker(</text:p>
      <text:p text:style-name="P12"><text:s text:c="18"/>context: context,</text:p>
      <text:p text:style-name="P12"><text:s text:c="18"/>initialDate: <text:span text:style-name="T11">new </text:span>DateTime.now(),</text:p>
      <text:p text:style-name="P12"><text:s text:c="18"/>firstDate:</text:p>
      <text:p text:style-name="P12"><text:s text:c="22"/><text:span text:style-name="T11">new </text:span>DateTime.now().subtract(<text:span text:style-name="T11">new </text:span>Duration(days: <text:span text:style-name="T19">30</text:span>)),</text:p>
      <text:p text:style-name="P12"><text:s text:c="18"/>lastDate: <text:span text:style-name="T11">new </text:span>DateTime.now().add(<text:span text:style-name="T11">new </text:span>Duration(days: <text:span text:style-name="T19">30</text:span>)</text:p>
      <text:p text:style-name="P12"><text:s text:c="18"/>),</text:p>
      <text:p text:style-name="P12"><text:s text:c="16"/>),</text:p>
      <text:p text:style-name="P12"><text:s text:c="10"/>),</text:p>
      <text:p text:style-name="P12"><text:s text:c="4"/>),</text:p>
      <text:p text:style-name="P12"><text:s text:c="2"/>);</text:p>
      <text:p text:style-name="P12">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1" svg:font-family="Consolas, Menlo, Monaco, 'Lucida Console', 'Liberation Mono', 'DejaVu Sans Mono', 'Bitstream Vera Sans Mono', 'Courier New', monospace, sans-serif"/>
    <style:font-face style:name="Courier New2" svg:font-family="'Courier New'"/>
    <style:font-face style:name="Menlo" svg:font-family="Menlo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3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4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4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4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4" style:font-size-complex="10pt"/>
    </style:style>
    <style:style style:name="token" style:family="text" style:parent-style-name="Default_20_Paragraph_20_Font"/>
    <style:style style:name="k" style:family="text" style:parent-style-name="Default_20_Paragraph_20_Font"/>
    <style:style style:name="nf" style:family="text" style:parent-style-name="Default_20_Paragraph_20_Font"/>
    <style:style style:name="p" style:family="text" style:parent-style-name="Default_20_Paragraph_20_Font"/>
    <style:style style:name="nl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na" style:family="text" style:parent-style-name="Default_20_Paragraph_20_Font"/>
    <style:style style:name="mi" style:family="text" style:parent-style-name="Default_20_Paragraph_20_Font"/>
    <style:style style:name="Source_20_Text" style:display-name="Source Text" style:family="text">
      <style:text-properties style:font-name="Liberation Mono" style:font-name-asian="Liberation Mono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8</meta:editing-cycles>
    <meta:creation-date>2018-03-07T12:45:00</meta:creation-date>
    <dc:date>2019-03-03T01:27:38</dc:date>
    <meta:editing-duration>PT6H25M5S</meta:editing-duration>
    <meta:generator>OpenOffice/4.1.6$Unix OpenOffice.org_project/416m1$Build-9790</meta:generator>
    <meta:document-statistic meta:table-count="0" meta:image-count="0" meta:object-count="0" meta:page-count="3" meta:paragraph-count="69" meta:word-count="216" meta:character-count="2722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